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Times New Roman" fo:font-size="11pt" style:font-size-asian="11pt" style:font-size-complex="11pt" style:language-asian="de" style:country-asian="DE"/>
    </style:style>
    <style:style style:name="TableColumn3" style:family="table-column">
      <style:table-column-properties style:column-width="0.8229in"/>
    </style:style>
    <style:style style:name="TableColumn4" style:family="table-column">
      <style:table-column-properties style:column-width="1.7194in"/>
    </style:style>
    <style:style style:name="TableColumn5" style:family="table-column">
      <style:table-column-properties style:column-width="3.7395in"/>
    </style:style>
    <style:style style:name="Table2" style:family="table">
      <style:table-properties style:width="6.281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38in solid #A3A3A3" fo:padding-top="0.0277in" fo:padding-left="0.0416in" fo:padding-bottom="0.0277in" fo:padding-right="0.0416in"/>
    </style:style>
    <style:style style:name="P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9" style:family="table-cell">
      <style:table-cell-properties fo:border="0.0138in solid #A3A3A3" fo:padding-top="0.0277in" fo:padding-left="0.0416in" fo:padding-bottom="0.0277in" fo:padding-right="0.0416in"/>
    </style:style>
    <style:style style:name="P1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" style:family="table-cell">
      <style:table-cell-properties fo:border="0.0138in solid #A3A3A3" fo:padding-top="0.0277in" fo:padding-left="0.0416in" fo:padding-bottom="0.0277in" fo:padding-right="0.0416in"/>
    </style:style>
    <style:style style:name="P1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3" style:family="table-row">
      <style:table-row-properties/>
    </style:style>
    <style:style style:name="TableCell14" style:family="table-cell">
      <style:table-cell-properties fo:border="0.0138in solid #A3A3A3" fo:padding-top="0.0277in" fo:padding-left="0.0416in" fo:padding-bottom="0.0277in" fo:padding-right="0.0416in"/>
    </style:style>
    <style:style style:name="P1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6" style:family="table-cell">
      <style:table-cell-properties fo:border="0.0138in solid #A3A3A3" fo:padding-top="0.0277in" fo:padding-left="0.0416in" fo:padding-bottom="0.0277in" fo:padding-right="0.0416in"/>
    </style:style>
    <style:style style:name="P1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" style:family="table-cell">
      <style:table-cell-properties fo:border="0.0138in solid #A3A3A3" fo:padding-top="0.0277in" fo:padding-left="0.0416in" fo:padding-bottom="0.0277in" fo:padding-right="0.0416in"/>
    </style:style>
    <style:style style:name="P1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20" style:family="table-row">
      <style:table-row-properties/>
    </style:style>
    <style:style style:name="TableCell21" style:family="table-cell">
      <style:table-cell-properties fo:border="0.0138in solid #A3A3A3" fo:padding-top="0.0277in" fo:padding-left="0.0416in" fo:padding-bottom="0.0277in" fo:padding-right="0.0416in"/>
    </style:style>
    <style:style style:name="P2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3" style:family="table-cell">
      <style:table-cell-properties fo:border="0.0138in solid #A3A3A3" fo:padding-top="0.0277in" fo:padding-left="0.0416in" fo:padding-bottom="0.0277in" fo:padding-right="0.0416in"/>
    </style:style>
    <style:style style:name="P2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5" style:family="table-cell">
      <style:table-cell-properties fo:border="0.0138in solid #A3A3A3" fo:padding-top="0.0277in" fo:padding-left="0.0416in" fo:padding-bottom="0.0277in" fo:padding-right="0.0416in"/>
    </style:style>
    <style:style style:name="P2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27" style:family="table-row">
      <style:table-row-properties/>
    </style:style>
    <style:style style:name="TableCell28" style:family="table-cell">
      <style:table-cell-properties fo:border="0.0138in solid #A3A3A3" fo:padding-top="0.0277in" fo:padding-left="0.0416in" fo:padding-bottom="0.0277in" fo:padding-right="0.0416in"/>
    </style:style>
    <style:style style:name="P2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30" style:family="table-cell">
      <style:table-cell-properties fo:border="0.0138in solid #A3A3A3" fo:padding-top="0.0277in" fo:padding-left="0.0416in" fo:padding-bottom="0.0277in" fo:padding-right="0.0416in"/>
    </style:style>
    <style:style style:name="P3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32" style:family="table-cell">
      <style:table-cell-properties fo:border="0.0138in solid #A3A3A3" fo:padding-top="0.0277in" fo:padding-left="0.0416in" fo:padding-bottom="0.0277in" fo:padding-right="0.0416in"/>
    </style:style>
    <style:style style:name="P3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3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36" style:family="table-column">
      <style:table-column-properties style:column-width="1.0298in"/>
    </style:style>
    <style:style style:name="TableColumn37" style:family="table-column">
      <style:table-column-properties style:column-width="1.9027in"/>
    </style:style>
    <style:style style:name="TableColumn38" style:family="table-column">
      <style:table-column-properties style:column-width="3.3493in"/>
    </style:style>
    <style:style style:name="Table35" style:family="table">
      <style:table-properties style:width="6.2819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138in solid #A3A3A3" fo:padding-top="0.0277in" fo:padding-left="0.0416in" fo:padding-bottom="0.0277in" fo:padding-right="0.0416in"/>
    </style:style>
    <style:style style:name="P4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42" style:family="table-cell">
      <style:table-cell-properties fo:border="0.0138in solid #A3A3A3" fo:padding-top="0.0277in" fo:padding-left="0.0416in" fo:padding-bottom="0.0277in" fo:padding-right="0.0416in"/>
    </style:style>
    <style:style style:name="P4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44" style:family="table-cell">
      <style:table-cell-properties fo:border="0.0138in solid #A3A3A3" fo:padding-top="0.0277in" fo:padding-left="0.0416in" fo:padding-bottom="0.0277in" fo:padding-right="0.0416in"/>
    </style:style>
    <style:style style:name="P4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46" style:family="table-row">
      <style:table-row-properties/>
    </style:style>
    <style:style style:name="TableCell47" style:family="table-cell">
      <style:table-cell-properties fo:border="0.0138in solid #A3A3A3" fo:padding-top="0.0277in" fo:padding-left="0.0416in" fo:padding-bottom="0.0277in" fo:padding-right="0.0416in"/>
    </style:style>
    <style:style style:name="P4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49" style:family="table-cell">
      <style:table-cell-properties fo:border="0.0138in solid #A3A3A3" fo:padding-top="0.0277in" fo:padding-left="0.0416in" fo:padding-bottom="0.0277in" fo:padding-right="0.0416in"/>
    </style:style>
    <style:style style:name="P5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51" style:family="table-cell">
      <style:table-cell-properties fo:border="0.0138in solid #A3A3A3" fo:padding-top="0.0277in" fo:padding-left="0.0416in" fo:padding-bottom="0.0277in" fo:padding-right="0.0416in"/>
    </style:style>
    <style:style style:name="P5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5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55" style:family="table-column">
      <style:table-column-properties style:column-width="1.4965in"/>
    </style:style>
    <style:style style:name="TableColumn56" style:family="table-column">
      <style:table-column-properties style:column-width="1.7791in"/>
    </style:style>
    <style:style style:name="TableColumn57" style:family="table-column">
      <style:table-column-properties style:column-width="3.0062in"/>
    </style:style>
    <style:style style:name="Table54" style:family="table">
      <style:table-properties style:width="6.2819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138in solid #A3A3A3" fo:padding-top="0.0277in" fo:padding-left="0.0416in" fo:padding-bottom="0.0277in" fo:padding-right="0.0416in"/>
    </style:style>
    <style:style style:name="P6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61" style:family="table-cell">
      <style:table-cell-properties fo:border="0.0138in solid #A3A3A3" fo:padding-top="0.0277in" fo:padding-left="0.0416in" fo:padding-bottom="0.0277in" fo:padding-right="0.0416in"/>
    </style:style>
    <style:style style:name="P6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63" style:family="table-cell">
      <style:table-cell-properties fo:border="0.0138in solid #A3A3A3" fo:padding-top="0.0277in" fo:padding-left="0.0416in" fo:padding-bottom="0.0277in" fo:padding-right="0.0416in"/>
    </style:style>
    <style:style style:name="P6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65" style:family="table-row">
      <style:table-row-properties/>
    </style:style>
    <style:style style:name="TableCell66" style:family="table-cell">
      <style:table-cell-properties fo:border="0.0138in solid #A3A3A3" fo:padding-top="0.0277in" fo:padding-left="0.0416in" fo:padding-bottom="0.0277in" fo:padding-right="0.0416in"/>
    </style:style>
    <style:style style:name="P6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68" style:family="table-cell">
      <style:table-cell-properties fo:border="0.0138in solid #A3A3A3" fo:padding-top="0.0277in" fo:padding-left="0.0416in" fo:padding-bottom="0.0277in" fo:padding-right="0.0416in"/>
    </style:style>
    <style:style style:name="P6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70" style:family="table-cell">
      <style:table-cell-properties fo:border="0.0138in solid #A3A3A3" fo:padding-top="0.0277in" fo:padding-left="0.0416in" fo:padding-bottom="0.0277in" fo:padding-right="0.0416in"/>
    </style:style>
    <style:style style:name="P7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72" style:family="table-row">
      <style:table-row-properties/>
    </style:style>
    <style:style style:name="TableCell73" style:family="table-cell">
      <style:table-cell-properties fo:border="0.0138in solid #A3A3A3" fo:padding-top="0.0277in" fo:padding-left="0.0416in" fo:padding-bottom="0.0277in" fo:padding-right="0.0416in"/>
    </style:style>
    <style:style style:name="P7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75" style:family="table-cell">
      <style:table-cell-properties fo:border="0.0138in solid #A3A3A3" fo:padding-top="0.0277in" fo:padding-left="0.0416in" fo:padding-bottom="0.0277in" fo:padding-right="0.0416in"/>
    </style:style>
    <style:style style:name="P7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77" style:family="table-cell">
      <style:table-cell-properties fo:border="0.0138in solid #A3A3A3" fo:padding-top="0.0277in" fo:padding-left="0.0416in" fo:padding-bottom="0.0277in" fo:padding-right="0.0416in"/>
    </style:style>
    <style:style style:name="P7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79" style:family="table-row">
      <style:table-row-properties/>
    </style:style>
    <style:style style:name="TableCell80" style:family="table-cell">
      <style:table-cell-properties fo:border="0.0138in solid #A3A3A3" fo:padding-top="0.0277in" fo:padding-left="0.0416in" fo:padding-bottom="0.0277in" fo:padding-right="0.0416in"/>
    </style:style>
    <style:style style:name="P8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82" style:family="table-cell">
      <style:table-cell-properties fo:border="0.0138in solid #A3A3A3" fo:padding-top="0.0277in" fo:padding-left="0.0416in" fo:padding-bottom="0.0277in" fo:padding-right="0.0416in"/>
    </style:style>
    <style:style style:name="P83" style:parent-style-name="Normal" style:family="paragraph">
      <style:text-properties style:font-name-complex="Times New Roman" fo:color="#5B9BD5" fo:font-size="11pt" style:font-size-asian="11pt" style:font-size-complex="11pt" style:language-asian="de" style:country-asian="DE"/>
    </style:style>
    <style:style style:name="TableCell84" style:family="table-cell">
      <style:table-cell-properties fo:border="0.0138in solid #A3A3A3" fo:padding-top="0.0277in" fo:padding-left="0.0416in" fo:padding-bottom="0.0277in" fo:padding-right="0.0416in"/>
    </style:style>
    <style:style style:name="P8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8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88" style:family="table-column">
      <style:table-column-properties style:column-width="1.5111in"/>
    </style:style>
    <style:style style:name="TableColumn89" style:family="table-column">
      <style:table-column-properties style:column-width="1.8986in"/>
    </style:style>
    <style:style style:name="TableColumn90" style:family="table-column">
      <style:table-column-properties style:column-width="2.8722in"/>
    </style:style>
    <style:style style:name="Table87" style:family="table">
      <style:table-properties style:width="6.2819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138in solid #A3A3A3" fo:padding-top="0.0277in" fo:padding-left="0.0416in" fo:padding-bottom="0.0277in" fo:padding-right="0.0416in"/>
    </style:style>
    <style:style style:name="P9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94" style:family="table-cell">
      <style:table-cell-properties fo:border="0.0138in solid #A3A3A3" fo:padding-top="0.0277in" fo:padding-left="0.0416in" fo:padding-bottom="0.0277in" fo:padding-right="0.0416in"/>
    </style:style>
    <style:style style:name="P9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96" style:family="table-cell">
      <style:table-cell-properties fo:border="0.0138in solid #A3A3A3" fo:padding-top="0.0277in" fo:padding-left="0.0416in" fo:padding-bottom="0.0277in" fo:padding-right="0.0416in"/>
    </style:style>
    <style:style style:name="P9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98" style:family="table-row">
      <style:table-row-properties/>
    </style:style>
    <style:style style:name="TableCell99" style:family="table-cell">
      <style:table-cell-properties fo:border="0.0138in solid #A3A3A3" fo:padding-top="0.0277in" fo:padding-left="0.0416in" fo:padding-bottom="0.0277in" fo:padding-right="0.0416in"/>
    </style:style>
    <style:style style:name="P10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01" style:family="table-cell">
      <style:table-cell-properties fo:border="0.0138in solid #A3A3A3" fo:padding-top="0.0277in" fo:padding-left="0.0416in" fo:padding-bottom="0.0277in" fo:padding-right="0.0416in"/>
    </style:style>
    <style:style style:name="P10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03" style:family="table-cell">
      <style:table-cell-properties fo:border="0.0138in solid #A3A3A3" fo:padding-top="0.0277in" fo:padding-left="0.0416in" fo:padding-bottom="0.0277in" fo:padding-right="0.0416in"/>
    </style:style>
    <style:style style:name="P10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05" style:family="table-row">
      <style:table-row-properties/>
    </style:style>
    <style:style style:name="TableCell106" style:family="table-cell">
      <style:table-cell-properties fo:border="0.0138in solid #A3A3A3" fo:padding-top="0.0277in" fo:padding-left="0.0416in" fo:padding-bottom="0.0277in" fo:padding-right="0.0416in"/>
    </style:style>
    <style:style style:name="P10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08" style:family="table-cell">
      <style:table-cell-properties fo:border="0.0138in solid #A3A3A3" fo:padding-top="0.0277in" fo:padding-left="0.0416in" fo:padding-bottom="0.0277in" fo:padding-right="0.0416in"/>
    </style:style>
    <style:style style:name="P10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0" style:family="table-cell">
      <style:table-cell-properties fo:border="0.0138in solid #A3A3A3" fo:padding-top="0.0277in" fo:padding-left="0.0416in" fo:padding-bottom="0.0277in" fo:padding-right="0.0416in"/>
    </style:style>
    <style:style style:name="P11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12" style:family="table-row">
      <style:table-row-properties/>
    </style:style>
    <style:style style:name="TableCell113" style:family="table-cell">
      <style:table-cell-properties fo:border="0.0138in solid #A3A3A3" fo:padding-top="0.0277in" fo:padding-left="0.0416in" fo:padding-bottom="0.0277in" fo:padding-right="0.0416in"/>
    </style:style>
    <style:style style:name="P11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5" style:family="table-cell">
      <style:table-cell-properties fo:border="0.0138in solid #A3A3A3" fo:padding-top="0.0277in" fo:padding-left="0.0416in" fo:padding-bottom="0.0277in" fo:padding-right="0.0416in"/>
    </style:style>
    <style:style style:name="P11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7" style:family="table-cell">
      <style:table-cell-properties fo:border="0.0138in solid #A3A3A3" fo:padding-top="0.0277in" fo:padding-left="0.0416in" fo:padding-bottom="0.0277in" fo:padding-right="0.0416in"/>
    </style:style>
    <style:style style:name="P11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19" style:family="table-row">
      <style:table-row-properties/>
    </style:style>
    <style:style style:name="TableCell120" style:family="table-cell">
      <style:table-cell-properties fo:border="0.0138in solid #A3A3A3" fo:padding-top="0.0277in" fo:padding-left="0.0416in" fo:padding-bottom="0.0277in" fo:padding-right="0.0416in"/>
    </style:style>
    <style:style style:name="P12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22" style:family="table-cell">
      <style:table-cell-properties fo:border="0.0138in solid #A3A3A3" fo:padding-top="0.0277in" fo:padding-left="0.0416in" fo:padding-bottom="0.0277in" fo:padding-right="0.0416in"/>
    </style:style>
    <style:style style:name="P12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24" style:family="table-cell">
      <style:table-cell-properties fo:border="0.0138in solid #A3A3A3" fo:padding-top="0.0277in" fo:padding-left="0.0416in" fo:padding-bottom="0.0277in" fo:padding-right="0.0416in"/>
    </style:style>
    <style:style style:name="P12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26" style:family="table-row">
      <style:table-row-properties/>
    </style:style>
    <style:style style:name="TableCell127" style:family="table-cell">
      <style:table-cell-properties fo:border="0.0138in solid #A3A3A3" fo:padding-top="0.0277in" fo:padding-left="0.0416in" fo:padding-bottom="0.0277in" fo:padding-right="0.0416in"/>
    </style:style>
    <style:style style:name="P12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29" style:family="table-cell">
      <style:table-cell-properties fo:border="0.0138in solid #A3A3A3" fo:padding-top="0.0277in" fo:padding-left="0.0416in" fo:padding-bottom="0.0277in" fo:padding-right="0.0416in"/>
    </style:style>
    <style:style style:name="P13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31" style:family="table-cell">
      <style:table-cell-properties fo:border="0.0138in solid #A3A3A3" fo:padding-top="0.0277in" fo:padding-left="0.0416in" fo:padding-bottom="0.0277in" fo:padding-right="0.0416in"/>
    </style:style>
    <style:style style:name="P13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33" style:family="table-row">
      <style:table-row-properties/>
    </style:style>
    <style:style style:name="TableCell134" style:family="table-cell">
      <style:table-cell-properties fo:border="0.0138in solid #A3A3A3" fo:padding-top="0.0277in" fo:padding-left="0.0416in" fo:padding-bottom="0.0277in" fo:padding-right="0.0416in"/>
    </style:style>
    <style:style style:name="P13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36" style:family="table-cell">
      <style:table-cell-properties fo:border="0.0138in solid #A3A3A3" fo:padding-top="0.0277in" fo:padding-left="0.0416in" fo:padding-bottom="0.0277in" fo:padding-right="0.0416in"/>
    </style:style>
    <style:style style:name="P13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38" style:family="table-cell">
      <style:table-cell-properties fo:border="0.0138in solid #A3A3A3" fo:padding-top="0.0277in" fo:padding-left="0.0416in" fo:padding-bottom="0.0277in" fo:padding-right="0.0416in"/>
    </style:style>
    <style:style style:name="P13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40" style:family="table-row">
      <style:table-row-properties/>
    </style:style>
    <style:style style:name="TableCell141" style:family="table-cell">
      <style:table-cell-properties fo:border="0.0138in solid #A3A3A3" fo:padding-top="0.0277in" fo:padding-left="0.0416in" fo:padding-bottom="0.0277in" fo:padding-right="0.0416in"/>
    </style:style>
    <style:style style:name="P14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43" style:family="table-cell">
      <style:table-cell-properties fo:border="0.0138in solid #A3A3A3" fo:padding-top="0.0277in" fo:padding-left="0.0416in" fo:padding-bottom="0.0277in" fo:padding-right="0.0416in"/>
    </style:style>
    <style:style style:name="P14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45" style:family="table-cell">
      <style:table-cell-properties fo:border="0.0138in solid #A3A3A3" fo:padding-top="0.0277in" fo:padding-left="0.0416in" fo:padding-bottom="0.0277in" fo:padding-right="0.0416in"/>
    </style:style>
    <style:style style:name="P14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47" style:family="table-row">
      <style:table-row-properties/>
    </style:style>
    <style:style style:name="TableCell148" style:family="table-cell">
      <style:table-cell-properties fo:border="0.0138in solid #A3A3A3" fo:padding-top="0.0277in" fo:padding-left="0.0416in" fo:padding-bottom="0.0277in" fo:padding-right="0.0416in"/>
    </style:style>
    <style:style style:name="P14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0" style:family="table-cell">
      <style:table-cell-properties fo:border="0.0138in solid #A3A3A3" fo:padding-top="0.0277in" fo:padding-left="0.0416in" fo:padding-bottom="0.0277in" fo:padding-right="0.0416in"/>
    </style:style>
    <style:style style:name="P15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2" style:family="table-cell">
      <style:table-cell-properties fo:border="0.0138in solid #A3A3A3" fo:padding-top="0.0277in" fo:padding-left="0.0416in" fo:padding-bottom="0.0277in" fo:padding-right="0.0416in"/>
    </style:style>
    <style:style style:name="P15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54" style:family="table-row">
      <style:table-row-properties/>
    </style:style>
    <style:style style:name="TableCell155" style:family="table-cell">
      <style:table-cell-properties fo:border="0.0138in solid #A3A3A3" fo:padding-top="0.0277in" fo:padding-left="0.0416in" fo:padding-bottom="0.0277in" fo:padding-right="0.0416in"/>
    </style:style>
    <style:style style:name="P15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7" style:family="table-cell">
      <style:table-cell-properties fo:border="0.0138in solid #A3A3A3" fo:padding-top="0.0277in" fo:padding-left="0.0416in" fo:padding-bottom="0.0277in" fo:padding-right="0.0416in"/>
    </style:style>
    <style:style style:name="P15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9" style:family="table-cell">
      <style:table-cell-properties fo:border="0.0138in solid #A3A3A3" fo:padding-top="0.0277in" fo:padding-left="0.0416in" fo:padding-bottom="0.0277in" fo:padding-right="0.0416in"/>
    </style:style>
    <style:style style:name="P16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16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16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164" style:family="table-column">
      <style:table-column-properties style:column-width="1.7298in"/>
    </style:style>
    <style:style style:name="TableColumn165" style:family="table-column">
      <style:table-column-properties style:column-width="1.7319in"/>
    </style:style>
    <style:style style:name="TableColumn166" style:family="table-column">
      <style:table-column-properties style:column-width="2.9173in"/>
    </style:style>
    <style:style style:name="Table163" style:family="table">
      <style:table-properties style:width="6.3791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138in solid #A3A3A3" fo:padding-top="0.0277in" fo:padding-left="0.0416in" fo:padding-bottom="0.0277in" fo:padding-right="0.0416in"/>
    </style:style>
    <style:style style:name="P16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0" style:family="table-cell">
      <style:table-cell-properties fo:border="0.0138in solid #A3A3A3" fo:padding-top="0.0277in" fo:padding-left="0.0416in" fo:padding-bottom="0.0277in" fo:padding-right="0.0416in"/>
    </style:style>
    <style:style style:name="P17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2" style:family="table-cell">
      <style:table-cell-properties fo:border="0.0138in solid #A3A3A3" fo:padding-top="0.0277in" fo:padding-left="0.0416in" fo:padding-bottom="0.0277in" fo:padding-right="0.0416in"/>
    </style:style>
    <style:style style:name="P17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74" style:family="table-row">
      <style:table-row-properties/>
    </style:style>
    <style:style style:name="TableCell175" style:family="table-cell">
      <style:table-cell-properties fo:border="0.0138in solid #A3A3A3" fo:padding-top="0.0277in" fo:padding-left="0.0416in" fo:padding-bottom="0.0277in" fo:padding-right="0.0416in"/>
    </style:style>
    <style:style style:name="P17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7" style:family="table-cell">
      <style:table-cell-properties fo:border="0.0138in solid #A3A3A3" fo:padding-top="0.0277in" fo:padding-left="0.0416in" fo:padding-bottom="0.0277in" fo:padding-right="0.0416in"/>
    </style:style>
    <style:style style:name="P17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9" style:family="table-cell">
      <style:table-cell-properties fo:border="0.0138in solid #A3A3A3" fo:padding-top="0.0277in" fo:padding-left="0.0416in" fo:padding-bottom="0.0277in" fo:padding-right="0.0416in"/>
    </style:style>
    <style:style style:name="P18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81" style:family="table-row">
      <style:table-row-properties/>
    </style:style>
    <style:style style:name="TableCell182" style:family="table-cell">
      <style:table-cell-properties fo:border="0.0138in solid #A3A3A3" fo:padding-top="0.0277in" fo:padding-left="0.0416in" fo:padding-bottom="0.0277in" fo:padding-right="0.0416in"/>
    </style:style>
    <style:style style:name="P18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4" style:family="table-cell">
      <style:table-cell-properties fo:border="0.0138in solid #A3A3A3" fo:padding-top="0.0277in" fo:padding-left="0.0416in" fo:padding-bottom="0.0277in" fo:padding-right="0.0416in"/>
    </style:style>
    <style:style style:name="P18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6" style:family="table-cell">
      <style:table-cell-properties fo:border="0.0138in solid #A3A3A3" fo:padding-top="0.0277in" fo:padding-left="0.0416in" fo:padding-bottom="0.0277in" fo:padding-right="0.0416in"/>
    </style:style>
    <style:style style:name="P18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88" style:family="table-row">
      <style:table-row-properties/>
    </style:style>
    <style:style style:name="TableCell189" style:family="table-cell">
      <style:table-cell-properties fo:border="0.0138in solid #A3A3A3" fo:padding-top="0.0277in" fo:padding-left="0.0416in" fo:padding-bottom="0.0277in" fo:padding-right="0.0416in"/>
    </style:style>
    <style:style style:name="P19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91" style:family="table-cell">
      <style:table-cell-properties fo:border="0.0138in solid #A3A3A3" fo:padding-top="0.0277in" fo:padding-left="0.0416in" fo:padding-bottom="0.0277in" fo:padding-right="0.0416in"/>
    </style:style>
    <style:style style:name="P19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93" style:family="table-cell">
      <style:table-cell-properties fo:border="0.0138in solid #A3A3A3" fo:padding-top="0.0277in" fo:padding-left="0.0416in" fo:padding-bottom="0.0277in" fo:padding-right="0.0416in"/>
    </style:style>
    <style:style style:name="P19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95" style:family="table-row">
      <style:table-row-properties/>
    </style:style>
    <style:style style:name="TableCell196" style:family="table-cell">
      <style:table-cell-properties fo:border="0.0138in solid #A3A3A3" fo:padding-top="0.0277in" fo:padding-left="0.0416in" fo:padding-bottom="0.0277in" fo:padding-right="0.0416in"/>
    </style:style>
    <style:style style:name="P19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98" style:family="table-cell">
      <style:table-cell-properties fo:border="0.0138in solid #A3A3A3" fo:padding-top="0.0277in" fo:padding-left="0.0416in" fo:padding-bottom="0.0277in" fo:padding-right="0.0416in"/>
    </style:style>
    <style:style style:name="P19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00" style:family="table-cell">
      <style:table-cell-properties fo:border="0.0138in solid #A3A3A3" fo:padding-top="0.0277in" fo:padding-left="0.0416in" fo:padding-bottom="0.0277in" fo:padding-right="0.0416in"/>
    </style:style>
    <style:style style:name="P20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20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203" style:parent-style-name="Policepardéfaut" style:family="text">
      <style:text-properties style:font-name-complex="Times New Roman" fo:font-size="11pt" style:font-size-asian="11pt" style:font-size-complex="11pt" style:language-asian="de" style:country-asian="DE"/>
    </style:style>
  </office:automatic-styles>
  <office:body>
    <office:text text:use-soft-page-breaks="true">
      <text:p text:style-name="P1">Anwendungsfall Registrierung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tand</text:p>
          </table:table-cell>
          <table:table-cell table:style-name="TableCell9">
            <text:p text:style-name="P10">Aktion</text:p>
          </table:table-cell>
          <table:table-cell table:style-name="TableCell11">
            <text:p text:style-name="P12">Reaktion</text:p>
          </table:table-cell>
        </table:table-row>
        <table:table-row table:style-name="TableRow13">
          <table:table-cell table:style-name="TableCell14">
            <text:p text:style-name="P15">Geöffnete Seite</text:p>
          </table:table-cell>
          <table:table-cell table:style-name="TableCell16">
            <text:p text:style-name="P17">Nutzer logt sich via Shibboleth ein</text:p>
          </table:table-cell>
          <table:table-cell table:style-name="TableCell18">
            <text:p text:style-name="P19">Willkommensbildschirm, Formular Studienbeginn/Studiengang/Prüfungsordnung(Pflicht)</text:p>
          </table:table-cell>
        </table:table-row>
        <table:table-row table:style-name="TableRow20">
          <table:table-cell table:style-name="TableCell21">
            <text:p text:style-name="P22"> </text:p>
          </table:table-cell>
          <table:table-cell table:style-name="TableCell23">
            <text:p text:style-name="P24">Nutzer gibt alle benötigte Informationen an, drückt auf weiter</text:p>
          </table:table-cell>
          <table:table-cell table:style-name="TableCell25">
            <text:p text:style-name="P26">Formular zur Eingabe des aktuellen Studienstands(bestandene, begonnen Prüfungsleistungen, Ablegesemester)</text:p>
          </table:table-cell>
        </table:table-row>
        <table:table-row table:style-name="TableRow27">
          <table:table-cell table:style-name="TableCell28">
            <text:p text:style-name="P29"> </text:p>
          </table:table-cell>
          <table:table-cell table:style-name="TableCell30">
            <text:p text:style-name="P31">Nutzer vervollständigt Daten, Bestätigung</text:p>
          </table:table-cell>
          <table:table-cell table:style-name="TableCell32">
            <text:p text:style-name="P33">Weiterleitung auf Hauptseite, keine<text:s/>Studienpläne vorhanden</text:p>
          </table:table-cell>
        </table:table-row>
      </table:table>
      <text:p text:style-name="P34">Anwendungsfall Login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Stand</text:p>
          </table:table-cell>
          <table:table-cell table:style-name="TableCell42">
            <text:p text:style-name="P43">Aktion</text:p>
          </table:table-cell>
          <table:table-cell table:style-name="TableCell44">
            <text:p text:style-name="P45">Reaktion</text:p>
          </table:table-cell>
        </table:table-row>
        <table:table-row table:style-name="TableRow46">
          <table:table-cell table:style-name="TableCell47">
            <text:p text:style-name="P48">Geöffnete Seite</text:p>
          </table:table-cell>
          <table:table-cell table:style-name="TableCell49">
            <text:p text:style-name="P50">Nutzer logt sich via Shibboleth ein</text:p>
          </table:table-cell>
          <table:table-cell table:style-name="TableCell51">
            <text:p text:style-name="P52">Weiterleitung auf Hauptseite mit bereits angelegten Studienplänen</text:p>
          </table:table-cell>
        </table:table-row>
      </table:table>
      <text:p text:style-name="P53">Anwendungsfall Studienplan anlegen<text:s/>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Stand</text:p>
          </table:table-cell>
          <table:table-cell table:style-name="TableCell61">
            <text:p text:style-name="P62">Aktion</text:p>
          </table:table-cell>
          <table:table-cell table:style-name="TableCell63">
            <text:p text:style-name="P64">Reaktion</text:p>
          </table:table-cell>
        </table:table-row>
        <table:table-row table:style-name="TableRow65">
          <table:table-cell table:style-name="TableCell66">
            <text:p text:style-name="P67">Haupseite,<text:s/>Informatikstudent im 3 Fachsemester, alle empfohlenen Module aus den ersten beiden Semestern bestanden</text:p>
          </table:table-cell>
          <table:table-cell table:style-name="TableCell68">
            <text:p text:style-name="P69">Nutzer klickt auf "Neuen Studienplan erstellen"</text:p>
          </table:table-cell>
          <table:table-cell table:style-name="TableCell70">
            <text:p text:style-name="P71">PopUp, Bitte Dateinamen eingeben, NeuerStudienplan1 voreingestellt</text:p>
          </table:table-cell>
        </table:table-row>
        <table:table-row table:style-name="TableRow72">
          <table:table-cell table:style-name="TableCell73">
            <text:p text:style-name="P74"> </text:p>
          </table:table-cell>
          <table:table-cell table:style-name="TableCell75">
            <text:p text:style-name="P76">Nutzer gibt Name "Mein Studienplan" an, bestätigt</text:p>
          </table:table-cell>
          <table:table-cell table:style-name="TableCell77">
            <text:p text:style-name="P78">Studienplan öffnet sich in Bearbeitungsansicht, wird zur Liste der bereits erstellten Pläne hinzugefügt</text:p>
          </table:table-cell>
        </table:table-row>
        <table:table-row table:style-name="TableRow79">
          <table:table-cell table:style-name="TableCell80">
            <text:p text:style-name="P81">Bearbeitungsansicht, bereits bestandene Prüfungen sind im Plan enthalten</text:p>
          </table:table-cell>
          <table:table-cell table:style-name="TableCell82">
            <text:p text:style-name="P83">Nutzer blendet bestandene Prüfungen aus</text:p>
          </table:table-cell>
          <table:table-cell table:style-name="TableCell84">
            <text:p text:style-name="P85"> </text:p>
          </table:table-cell>
        </table:table-row>
      </table:table>
      <text:p text:style-name="P86">Anwendungsfall<text:s/>Manuelle Bearbeitung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Stand</text:p>
          </table:table-cell>
          <table:table-cell table:style-name="TableCell94">
            <text:p text:style-name="P95">Aktion</text:p>
          </table:table-cell>
          <table:table-cell table:style-name="TableCell96">
            <text:p text:style-name="P97">Reaktion</text:p>
          </table:table-cell>
        </table:table-row>
        <table:table-row table:style-name="TableRow98">
          <table:table-cell table:style-name="TableCell99">
            <text:p text:style-name="P100">Haupseite, Infostudent ...(wie oben)</text:p>
          </table:table-cell>
          <table:table-cell table:style-name="TableCell101">
            <text:p text:style-name="P102">Klick auf "Mein Studienplan"</text:p>
          </table:table-cell>
          <table:table-cell table:style-name="TableCell103">
            <text:p text:style-name="P104">"Mein Studienplan" wird in Bearbeitungsansicht geöffnet</text:p>
          </table:table-cell>
        </table:table-row>
        <table:table-row table:style-name="TableRow105">
          <table:table-cell table:style-name="TableCell106">
            <text:p text:style-name="P107">Bearbeitungsansicht</text:p>
          </table:table-cell>
          <table:table-cell table:style-name="TableCell108">
            <text:p text:style-name="P109">Student wählt Filter "Pflichtveranstaltungen" aus</text:p>
          </table:table-cell>
          <table:table-cell table:style-name="TableCell110">
            <text:p text:style-name="P111">Alle<text:s/>Pflichtveranstaltungen werden angezeigt</text:p>
          </table:table-cell>
        </table:table-row>
        <table:table-row table:style-name="TableRow112">
          <table:table-cell table:style-name="TableCell113">
            <text:p text:style-name="P114"> </text:p>
          </table:table-cell>
          <table:table-cell table:style-name="TableCell115">
            <text:p text:style-name="P116">Gibt "Praxis" in Suchfeld</text:p>
          </table:table-cell>
          <table:table-cell table:style-name="TableCell117">
            <text:p text:style-name="P118">Alle Veranstaltungen die "Praxis" im Titel enthalten werden angezeigt</text:p>
          </table:table-cell>
        </table:table-row>
        <table:table-row table:style-name="TableRow119">
          <table:table-cell table:style-name="TableCell120">
            <text:p text:style-name="P121"> </text:p>
          </table:table-cell>
          <table:table-cell table:style-name="TableCell122">
            <text:p text:style-name="P123">mousesover Modul "Praxis der Softwareentwicklung" aus</text:p>
          </table:table-cell>
          <table:table-cell table:style-name="TableCell124">
            <text:p text:style-name="P125">Tooltip mit grundlegenden Information zu Modul</text:p>
          </table:table-cell>
        </table:table-row>
        <table:table-row table:style-name="TableRow126">
          <table:table-cell table:style-name="TableCell127">
            <text:p text:style-name="P128"> </text:p>
          </table:table-cell>
          <table:table-cell table:style-name="TableCell129">
            <text:p text:style-name="P130">Klick auf<text:s/>Modul</text:p>
          </table:table-cell>
          <table:table-cell table:style-name="TableCell131">
            <text:p text:style-name="P132">Detailansicht öffnet sich</text:p>
          </table:table-cell>
        </table:table-row>
        <table:table-row table:style-name="TableRow133">
          <table:table-cell table:style-name="TableCell134">
            <text:p text:style-name="P135">Bearbeitungsansicht mit Detailansicht in Seitenleiste</text:p>
          </table:table-cell>
          <table:table-cell table:style-name="TableCell136">
            <text:p text:style-name="P137">Drag and Drop mit Modulname in Zeile "3." (Hover farbige Hervorhebung)</text:p>
          </table:table-cell>
          <table:table-cell table:style-name="TableCell138">
            <text:p text:style-name="P139">Modul wird dort angezeigt, ECTS-Summe des dritten Semesters und gesamt werden aktualisiert, aktueller Stand wird gespeichert, Modul wird in Liste ausgegraut</text:p>
          </table:table-cell>
        </table:table-row>
        <table:table-row table:style-name="TableRow140">
          <table:table-cell table:style-name="TableCell141">
            <text:p text:style-name="P142"> </text:p>
          </table:table-cell>
          <table:table-cell table:style-name="TableCell143">
            <text:p text:style-name="P144">Gibt "Wahrsch" in Suchfeld ein</text:p>
          </table:table-cell>
          <table:table-cell table:style-name="TableCell145">
            <text:p text:style-name="P146">Alle Veranstaltungen ....</text:p>
          </table:table-cell>
        </table:table-row>
        <text:soft-page-break/>
        <table:table-row table:style-name="TableRow147">
          <table:table-cell table:style-name="TableCell148">
            <text:p text:style-name="P149"> </text:p>
          </table:table-cell>
          <table:table-cell table:style-name="TableCell150">
            <text:p text:style-name="P151">Drag and Drop Listeintrag<text:s/></text:p>
          </table:table-cell>
          <table:table-cell table:style-name="TableCell152">
            <text:p text:style-name="P153">...</text:p>
          </table:table-cell>
        </table:table-row>
        <table:table-row table:style-name="TableRow154">
          <table:table-cell table:style-name="TableCell155">
            <text:p text:style-name="P156"> </text:p>
          </table:table-cell>
          <table:table-cell table:style-name="TableCell157">
            <text:p text:style-name="P158">Löschen ...</text:p>
          </table:table-cell>
          <table:table-cell table:style-name="TableCell159">
            <text:p text:style-name="P160"> </text:p>
          </table:table-cell>
        </table:table-row>
      </table:table>
      <text:p text:style-name="P161"> </text:p>
      <text:p text:style-name="P162">Studienplan duplizieren, löschen; Modul finden; Präferenzieren von Wahl(!)-Modulen,<text:s/>Details in Tabelle anzeigen, Verifizieren, Studienpläne vergleichen, Unterstudienpläne ansehen, löschen und bearbeiten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Stand</text:p>
          </table:table-cell>
          <table:table-cell table:style-name="TableCell170">
            <text:p text:style-name="P171">Aktion</text:p>
          </table:table-cell>
          <table:table-cell table:style-name="TableCell172">
            <text:p text:style-name="P173">Reaktion</text:p>
          </table:table-cell>
        </table:table-row>
        <table:table-row table:style-name="TableRow174">
          <table:table-cell table:style-name="TableCell175">
            <text:p text:style-name="P176">Bearbeitungsansicht</text:p>
          </table:table-cell>
          <table:table-cell table:style-name="TableCell177">
            <text:p text:style-name="P178">Der Nutzer bearbeitet seinen Studienplan manuell und fügt Module hinzu, welche er auf jeden<text:s/>Fall hören will.</text:p>
          </table:table-cell>
          <table:table-cell table:style-name="TableCell179">
            <text:p text:style-name="P180">Die Bearbeitungen werden übernommen.</text:p>
          </table:table-cell>
        </table:table-row>
        <table:table-row table:style-name="TableRow181">
          <table:table-cell table:style-name="TableCell182">
            <text:p text:style-name="P183"> </text:p>
          </table:table-cell>
          <table:table-cell table:style-name="TableCell184">
            <text:p text:style-name="P185">Der Nutzer klickt auf den Knopf "Vorschlag generieren"</text:p>
          </table:table-cell>
          <table:table-cell table:style-name="TableCell186">
            <text:p text:style-name="P187">Eine neue Ansicht mit einem Formular/Wizard wird geöffnet.<text:line-break/>Dort werden folgende Daten abgefragt:<text:line-break/>- Ziel des generierten Studienplans:<text:line-break/>* Minimal<text:s/>ECTS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 table:style-name="TableRow188">
          <table:table-cell table:style-name="TableCell189">
            <text:p text:style-name="P190"> </text:p>
          </table:table-cell>
          <table:table-cell table:style-name="TableCell191">
            <text:p text:style-name="P192">Der Nutzer gibt die geforderten Daten ein</text:p>
          </table:table-cell>
          <table:table-cell table:style-name="TableCell193">
            <text:p text:style-name="P194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 table:style-name="TableRow195">
          <table:table-cell table:style-name="TableCell196">
            <text:p text:style-name="P197"> </text:p>
          </table:table-cell>
          <table:table-cell table:style-name="TableCell198">
            <text:p text:style-name="P199">Der Nutzer wählt aus, dass er 2 Pläne vergleichen will.</text:p>
          </table:table-cell>
          <table:table-cell table:style-name="TableCell200">
            <text:p text:style-name="P201"> </text:p>
          </table:table-cell>
        </table:table-row>
      </table:table>
      <text:p text:style-name="P202">Fehler Anwendungsfälle!<text:s/></text:p>
      <text:p text:style-name="Normal"><text:span text:style-name="T203">Git hub T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complex="Times New Roman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Niklas Uhl</meta:initial-creator>
    <dc:creator>Nada Chatti</dc:creator>
    <meta:creation-date>2016-11-14T09:31:00Z</meta:creation-date>
    <dc:date>2016-11-15T20:32:00Z</dc:date>
    <meta:template xlink:href="Normal" xlink:type="simple"/>
    <meta:editing-cycles>3</meta:editing-cycles>
    <meta:editing-duration>PT85140S</meta:editing-duration>
    <meta:document-statistic meta:page-count="2" meta:paragraph-count="6" meta:word-count="526" meta:character-count="3414" meta:row-count="24" meta:non-whitespace-character-count="2894"/>
  </office:meta>
</office:document-meta>
</file>